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C0000010FDBCCA24F52A9904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6.555cm" svg:x="0.023cm" svg:y="0.134cm">
          <draw:image xlink:href="Pictures/100002010000026C0000010FDBCCA24F52A9904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08-18T14:52:05.225950168</dc:date>
    <meta:editing-duration>PT2M20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